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b1ac" officeooo:paragraph-rsid="000bb1ac"/>
    </style:style>
    <style:style style:name="P2" style:family="paragraph" style:parent-style-name="Preformatted_20_Text">
      <style:text-properties officeooo:rsid="0019fb1c" officeooo:paragraph-rsid="000f7f6a"/>
    </style:style>
    <style:style style:name="P3" style:family="paragraph" style:parent-style-name="Preformatted_20_Text">
      <style:text-properties officeooo:rsid="000bb1ac" officeooo:paragraph-rsid="001119da"/>
    </style:style>
    <style:style style:name="T1" style:family="text">
      <style:text-properties officeooo:rsid="0019fb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&lt;item&gt;</text:p>
      <text:p text:style-name="P1"><text:tab/><text:tab/>&lt;title&gt;<text:database-display text:table-name="data" text:table-type="table" text:column-name="name" text:database-name="data1">Chinook Salmon</text:database-display>&lt;/title&gt;</text:p>
      <text:p text:style-name="P2"><text:tab/><text:tab/>&lt;link&gt;http://localhost:8080/fpi_indicator/<text:database-display text:table-name="data" text:table-type="table" text:column-name="file" text:database-name="data1">chinook_salmon</text:database-display>/&lt;/link&gt;</text:p>
      <text:p text:style-name="P1"><text:tab/><text:tab/>&lt;pubDate&gt;Mon, 06 Mar 2017 18:07:47 +0000&lt;/pubDate&gt;</text:p>
      <text:p text:style-name="P1"><text:tab/><text:tab/>&lt;dc:creator&gt;&lt;![CDATA[admin]]&gt;&lt;/dc:creator&gt;</text:p>
      <text:p text:style-name="P1"><text:tab/><text:tab/>&lt;description&gt;&lt;/description&gt;</text:p>
      <text:p text:style-name="P1"><text:tab/><text:tab/>&lt;content:encoded&gt;&lt;![CDATA[]]&gt;&lt;/content:encoded&gt;</text:p>
      <text:p text:style-name="P1"><text:tab/><text:tab/>&lt;excerpt:encoded&gt;&lt;![CDATA[]]&gt;&lt;/excerpt:encoded&gt;</text:p>
      <text:p text:style-name="P1"><text:tab/><text:tab/>&lt;wp:post_date&gt;&lt;![CDATA[2017-03-06 18:07:47]]&gt;&lt;/wp:post_date&gt;</text:p>
      <text:p text:style-name="P1"><text:tab/><text:tab/>&lt;wp:post_date_gmt&gt;&lt;![CDATA[2017-03-06 18:07:47]]&gt;&lt;/wp:post_date_gmt&gt;</text:p>
      <text:p text:style-name="P1"><text:tab/><text:tab/>&lt;wp:comment_status&gt;&lt;![CDATA[closed]]&gt;&lt;/wp:comment_status&gt;</text:p>
      <text:p text:style-name="P1"><text:tab/><text:tab/>&lt;wp:ping_status&gt;&lt;![CDATA[closed]]&gt;&lt;/wp:ping_status&gt;</text:p>
      <text:p text:style-name="P3"><text:tab/><text:tab/>&lt;wp:post_name&gt;&lt;![CDATA[<text:span text:style-name="T1"><text:database-display text:table-name="data" text:table-type="table" text:column-name="file" text:database-name="data1">chinook_salmon</text:database-display></text:span>]]&gt;&lt;/wp:post_name&gt;</text:p>
      <text:p text:style-name="P1"><text:tab/><text:tab/>&lt;wp:status&gt;&lt;![CDATA[publish]]&gt;&lt;/wp:status&gt;</text:p>
      <text:p text:style-name="P1"><text:tab/><text:tab/>&lt;wp:post_parent&gt;0&lt;/wp:post_parent&gt;</text:p>
      <text:p text:style-name="P1"><text:tab/><text:tab/>&lt;wp:menu_order&gt;0&lt;/wp:menu_order&gt;</text:p>
      <text:p text:style-name="P1"><text:tab/><text:tab/>&lt;wp:post_type&gt;&lt;![CDATA[fpi_indicator]]&gt;&lt;/wp:post_type&gt;</text:p>
      <text:p text:style-name="P1"><text:tab/><text:tab/>&lt;wp:post_password&gt;&lt;![CDATA[]]&gt;&lt;/wp:post_password&gt;</text:p>
      <text:p text:style-name="P1"><text:tab/><text:tab/>&lt;wp:is_sticky&gt;0&lt;/wp:is_sticky&gt;</text:p>
      <text:p text:style-name="P1"><text:tab/><text:tab/>&lt;wp:postmeta&gt;</text:p>
      <text:p text:style-name="P1"><text:tab/><text:tab/><text:tab/>&lt;wp:meta_key&gt;&lt;![CDATA[_edit_last]]&gt;&lt;/wp:meta_key&gt;</text:p>
      <text:p text:style-name="P1"><text:tab/><text:tab/><text:tab/>&lt;wp:meta_value&gt;&lt;![CDATA[1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name]]&gt;&lt;/wp:meta_key&gt;</text:p>
      <text:p text:style-name="P1"><text:tab/><text:tab/><text:tab/>&lt;wp:meta_value&gt;&lt;![CDATA[<text:database-display text:table-name="data" text:table-type="table" text:column-name="name" text:database-name="data1">Chinook Salmon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name]]&gt;&lt;/wp:meta_key&gt;</text:p>
      <text:p text:style-name="P1"><text:tab/><text:tab/><text:tab/>&lt;wp:meta_value&gt;&lt;![CDATA[field_fpi_indicator_name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image]]&gt;&lt;/wp:meta_key&gt;</text:p>
      <text:p text:style-name="P1"><text:tab/><text:tab/><text:tab/>&lt;wp:meta_value&gt;&lt;![CDATA[<text:database-display text:table-name="data" text:table-type="table" text:column-name="id" text:database-name="data1">32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image]]&gt;&lt;/wp:meta_key&gt;</text:p>
      <text:p text:style-name="P1"><text:tab/><text:tab/><text:tab/>&lt;wp:meta_value&gt;&lt;![CDATA[field_fpi_indicator_image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latitude]]&gt;&lt;/wp:meta_key&gt;</text:p>
      <text:p text:style-name="P1"><text:tab/><text:tab/><text:tab/>&lt;wp:meta_value&gt;&lt;![CDATA[<text:database-display text:table-name="data" text:table-type="table" text:column-name="latitude" text:database-name="data1">40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latitude]]&gt;&lt;/wp:meta_key&gt;</text:p>
      <text:p text:style-name="P1"><text:tab/><text:tab/><text:tab/>&lt;wp:meta_value&gt;&lt;![CDATA[field_fpi_indicator_latitide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longitude]]&gt;&lt;/wp:meta_key&gt;</text:p>
      <text:p text:style-name="P1"><text:tab/><text:tab/><text:tab/>&lt;wp:meta_value&gt;&lt;![CDATA[<text:database-display text:table-name="data" text:table-type="table" text:column-name="longitude" text:database-name="data1">-125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longitude]]&gt;&lt;/wp:meta_key&gt;</text:p>
      <text:p text:style-name="P1"><text:tab/><text:tab/><text:tab/>&lt;wp:meta_value&gt;&lt;![CDATA[field_fpi_indicator_longitude]]&gt;&lt;/wp:meta_value&gt;</text:p>
      <text:p text:style-name="P1"><text:soft-page-break/><text:tab/><text:tab/>&lt;/wp:postmeta&gt;</text:p>
      <text:p text:style-name="P1"><text:tab/><text:tab/>&lt;wp:postmeta&gt;</text:p>
      <text:p text:style-name="P1"><text:tab/><text:tab/><text:tab/>&lt;wp:meta_key&gt;&lt;![CDATA[ecological]]&gt;&lt;/wp:meta_key&gt;</text:p>
      <text:p text:style-name="P1"><text:tab/><text:tab/><text:tab/>&lt;wp:meta_value&gt;&lt;![CDATA[<text:database-display text:table-name="data" text:table-type="table" text:column-name="ecological" text:database-name="data1">2.88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ecological]]&gt;&lt;/wp:meta_key&gt;</text:p>
      <text:p text:style-name="P1"><text:tab/><text:tab/><text:tab/>&lt;wp:meta_value&gt;&lt;![CDATA[field_fpi_indicator_ecological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economic]]&gt;&lt;/wp:meta_key&gt;</text:p>
      <text:p text:style-name="P1"><text:tab/><text:tab/><text:tab/>&lt;wp:meta_value&gt;&lt;![CDATA[<text:database-display text:table-name="data" text:table-type="table" text:column-name="economic" text:database-name="data1">3.33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economic]]&gt;&lt;/wp:meta_key&gt;</text:p>
      <text:p text:style-name="P1"><text:tab/><text:tab/><text:tab/>&lt;wp:meta_value&gt;&lt;![CDATA[field_fpi_indicator_economic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community]]&gt;&lt;/wp:meta_key&gt;</text:p>
      <text:p text:style-name="P1"><text:tab/><text:tab/><text:tab/>&lt;wp:meta_value&gt;&lt;![CDATA[<text:database-display text:table-name="data" text:table-type="table" text:column-name="community" text:database-name="data1">3.88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community]]&gt;&lt;/wp:meta_key&gt;</text:p>
      <text:p text:style-name="P1"><text:tab/><text:tab/><text:tab/>&lt;wp:meta_value&gt;&lt;![CDATA[field_fpi_indicator_community]]&gt;&lt;/wp:meta_value&gt;</text:p>
      <text:p text:style-name="P1"><text:tab/><text:tab/>&lt;/wp:postmeta&gt;</text:p>
      <text:p text:style-name="P1"><text:tab/>&lt;/ite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14:16:43.382771857</dc:date>
    <meta:editing-duration>PT10M54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80" meta:word-count="89" meta:character-count="3025" meta:non-whitespace-character-count="2828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data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